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draw:marker-start-width="0.381cm" draw:marker-start-center="true" draw:marker-end-width="0.381cm" draw:opacity="0%" draw:textarea-horizontal-align="justify" draw:textarea-vertical-align="middle" draw:auto-grow-height="false" fo:padding-top="0.151cm" fo:padding-bottom="0.151cm" fo:padding-left="0.276cm" fo:padding-right="0.276cm" draw:shadow-offset-x="0.305cm" draw:shadow-offset-y="0.305cm" draw:shadow-opacity="0%"/>
    </style:style>
    <style:style style:name="gr2" style:family="graphic" style:parent-style-name="standard">
      <style:graphic-properties draw:fill-color="#94bd5e" draw:opacity="50%" draw:textarea-horizontal-align="justify" draw:textarea-vertical-align="middle" draw:auto-grow-height="false" draw:shadow="visible" draw:shadow-offset-x="0.152cm" draw:shadow-offset-y="0.152cm" draw:shadow-opacity="50%"/>
    </style:style>
    <style:style style:name="gr3" style:family="graphic" style:parent-style-name="standard">
      <style:graphic-properties draw:fill="solid" draw:fill-color="#47b8b8" draw:opacity="50%" draw:textarea-horizontal-align="justify" draw:textarea-vertical-align="middle" draw:auto-grow-height="false" draw:shadow="visible" draw:shadow-offset-x="0.152cm" draw:shadow-offset-y="0.152cm" draw:shadow-opacity="50%"/>
    </style:style>
    <style:style style:name="gr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33a3a3" draw:opacity="50%" draw:textarea-horizontal-align="justify" draw:textarea-vertical-align="middle" draw:auto-grow-height="false" draw:shadow="visible" draw:shadow-offset-x="0.152cm" draw:shadow-offset-y="0.152cm" draw:shadow-opacity="50%"/>
    </style:style>
    <style:style style:name="gr6" style:family="graphic" style:parent-style-name="standard">
      <style:graphic-properties draw:fill="solid" draw:fill-color="#ffff66" draw:fill-gradient-name="Gradient_20_1" draw:opacity="50%" draw:textarea-horizontal-align="justify" draw:textarea-vertical-align="middle" draw:auto-grow-height="false" draw:shadow="visible" draw:shadow-offset-x="0.152cm" draw:shadow-offset-y="0.152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2pt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margin-left="0cm" fo:margin-right="0cm" fo:text-align="center" fo:text-indent="0cm"/>
      <style:text-properties fo:font-size="11pt"/>
    </style:style>
    <style:style style:name="P6" style:family="paragraph">
      <style:paragraph-properties fo:margin-left="0cm" fo:margin-right="0cm" fo:text-align="center" fo:text-indent="0cm"/>
      <style:text-properties fo:font-size="11pt" fo:font-weight="bold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2pt" fo:font-weight="bold"/>
    </style:style>
    <style:style style:name="T1" style:family="text">
      <style:text-properties fo:font-size="12pt"/>
    </style:style>
    <style:style style:name="T2" style:family="text">
      <style:text-properties fo:font-size="11pt" fo:font-weight="bold"/>
    </style:style>
    <style:style style:name="T3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3.679cm" svg:height="2.889cm" svg:x="1.621cm" svg:y="5.37cm">
          <text:p text:style-name="P7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3" draw:layer="layout" svg:width="3.81cm" svg:height="0.905cm" svg:x="4.04cm" svg:y="1.635cm">
          <text:p text:style-name="P2"><text:span text:style-name="T1">Notes.od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1" draw:layer="layout" svg:width="4.445cm" svg:height="0.905cm" svg:x="11.26cm" svg:y="1.635cm">
          <text:p text:style-name="P2"><text:span text:style-name="T1">Math Formula.x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5" draw:layer="layout" svg:width="3.81cm" svg:height="0.905cm" svg:x="19.415cm" svg:y="1.635cm">
          <text:p text:style-name="P2"><text:span text:style-name="T1">Legacy Data.cs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4" draw:layer="layout" svg:width="6.35cm" svg:height="1.073cm" svg:x="2.77cm" svg:y="6.28cm">
          <text:p text:style-name="P2"><text:span text:style-name="T1">fromOpenDocument.x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2" draw:layer="layout" svg:width="5.08cm" svg:height="1.073cm" svg:x="10.96cm" svg:y="6.28cm">
          <text:p text:style-name="P2"><text:span text:style-name="T1">fromMathML.xq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3.482cm" svg:y1="2.54cm" svg:x2="13.499cm" svg:y2="6.28cm" draw:start-shape="id1" draw:start-glue-point="6" draw:end-shape="id2" draw:end-glue-point="4">
          <text:p text:style-name="P7"/>
        </draw:connector>
        <draw:connector draw:style-name="gr4" draw:text-style-name="P1" draw:layer="layout" draw:type="line" svg:x1="5.944cm" svg:y1="2.54cm" svg:x2="5.944cm" svg:y2="6.28cm" draw:start-shape="id3" draw:start-glue-point="6" draw:end-shape="id4" draw:end-glue-point="4">
          <text:p text:style-name="P7"/>
        </draw:connector>
        <draw:custom-shape draw:style-name="gr5" draw:text-style-name="P4" draw:id="id7" draw:layer="layout" svg:width="4.851cm" svg:height="1.073cm" svg:x="18.921cm" svg:y="6.28cm">
          <text:p text:style-name="P2"><text:span text:style-name="T1">fromCSV.xq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6" draw:id="id6" draw:layer="layout" svg:width="6.985cm" svg:height="1.27cm" svg:x="17.81cm" svg:y="3.51cm">
          <text:p text:style-name="P5"><text:span text:style-name="T2">CSVBridge : </text:span><text:span text:style-name="T2"><text:line-break/></text:span><text:span text:style-name="T2">public QAbstractXmlNode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21.319cm" svg:y1="2.54cm" svg:x2="21.302cm" svg:y2="3.51cm" draw:start-shape="id5" draw:start-glue-point="6" draw:end-shape="id6" draw:end-glue-point="4">
          <text:p text:style-name="P7"/>
        </draw:connector>
        <draw:connector draw:style-name="gr4" draw:text-style-name="P1" draw:layer="layout" draw:type="line" svg:x1="21.302cm" svg:y1="4.78cm" svg:x2="21.346cm" svg:y2="6.28cm" draw:start-shape="id6" draw:start-glue-point="6" draw:end-shape="id7">
          <text:p text:style-name="P7"/>
        </draw:connector>
        <draw:frame draw:style-name="gr7" draw:text-style-name="P8" draw:layer="layout" svg:width="2.826cm" svg:height="0.738cm" svg:x="1.709cm" svg:y="5.425cm">
          <draw:text-box>
            <text:p text:style-name="P7"><text:span text:style-name="T3">QXmlQuery</text:span></text:p>
          </draw:text-box>
        </draw:frame>
        <draw:custom-shape draw:style-name="gr6" draw:text-style-name="P6" draw:id="id8" draw:layer="layout" svg:width="6.985cm" svg:height="1.27cm" svg:x="10.025cm" svg:y="9.725cm">
          <text:p text:style-name="P5"><text:span text:style-name="T2">DocumentRepresentation :</text:span></text:p>
          <text:p text:style-name="P5"><text:span text:style-name="T2">public QAbstractXmlNodeMode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draw:type="line" svg:x1="13.499cm" svg:y1="7.353cm" svg:x2="13.517cm" svg:y2="9.725cm" draw:start-shape="id2" draw:start-glue-point="6" draw:end-shape="id8" draw:end-glue-point="4">
          <text:p text:style-name="P7"/>
        </draw:connector>
        <draw:connector draw:style-name="gr4" draw:text-style-name="P1" draw:layer="layout" draw:line-skew="-0.061cm" svg:x1="5.944cm" svg:y1="7.353cm" svg:x2="13.517cm" svg:y2="9.725cm" draw:start-shape="id4" draw:start-glue-point="6" draw:end-shape="id8">
          <text:p text:style-name="P7"/>
        </draw:connector>
        <draw:connector draw:style-name="gr4" draw:text-style-name="P1" draw:layer="layout" draw:line-skew="-0.061cm" svg:x1="21.346cm" svg:y1="7.353cm" svg:x2="13.517cm" svg:y2="9.725cm" draw:start-shape="id7" draw:start-glue-point="6" draw:end-shape="id8" draw:end-glue-point="4">
          <text:p text:style-name="P7"/>
        </draw:connector>
        <draw:custom-shape draw:style-name="gr3" draw:text-style-name="P4" draw:id="id9" draw:layer="layout" svg:width="3.81cm" svg:height="0.867cm" svg:x="4.075cm" svg:y="13.065cm">
          <text:p text:style-name="P2"><text:span text:style-name="T1">toODF.x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11" draw:layer="layout" svg:width="3.81cm" svg:height="0.867cm" svg:x="11.595cm" svg:y="13.065cm">
          <text:p text:style-name="P2"><text:span text:style-name="T1">toASCII.xq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id="id10" draw:layer="layout" svg:width="3.81cm" svg:height="0.925cm" svg:x="20.05cm" svg:y="13.03cm">
          <text:p text:style-name="P2"><text:span text:style-name="T1">toHTML.x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306cm" svg:x1="13.517cm" svg:y1="10.995cm" svg:x2="5.979cm" svg:y2="13.065cm" draw:start-shape="id8" draw:start-glue-point="6" draw:end-shape="id9" draw:end-glue-point="4">
          <text:p text:style-name="P7"/>
        </draw:connector>
        <draw:connector draw:style-name="gr4" draw:text-style-name="P1" draw:layer="layout" draw:line-skew="-0.264cm" svg:x1="13.517cm" svg:y1="10.995cm" svg:x2="21.955cm" svg:y2="13.03cm" draw:start-shape="id8" draw:start-glue-point="6" draw:end-shape="id10">
          <text:p text:style-name="P7"/>
        </draw:connector>
        <draw:connector draw:style-name="gr4" draw:text-style-name="P1" draw:layer="layout" draw:type="line" svg:x1="13.517cm" svg:y1="10.995cm" svg:x2="13.499cm" svg:y2="13.065cm" draw:start-shape="id8" draw:start-glue-point="2" draw:end-shape="id11" draw:end-glue-point="4">
          <text:p text:style-name="P7"/>
        </draw:connector>
        <draw:custom-shape draw:style-name="gr2" draw:text-style-name="P4" draw:id="id12" draw:layer="layout" svg:width="3.81cm" svg:height="0.905cm" svg:x="4.075cm" svg:y="15.84cm">
          <text:p text:style-name="P2"><text:span text:style-name="T1">Notes.od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13" draw:layer="layout" svg:width="3.81cm" svg:height="0.905cm" svg:x="11.595cm" svg:y="15.84cm">
          <text:p text:style-name="P2"><text:span text:style-name="T1">Text Expor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14" draw:layer="layout" svg:width="3.81cm" svg:height="0.905cm" svg:x="20.05cm" svg:y="15.84cm">
          <text:p text:style-name="P2"><text:span text:style-name="T1">Web Export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5.979cm" svg:y1="13.932cm" svg:x2="5.979cm" svg:y2="15.84cm" draw:start-shape="id9" draw:start-glue-point="6" draw:end-shape="id12" draw:end-glue-point="4">
          <text:p text:style-name="P7"/>
        </draw:connector>
        <draw:connector draw:style-name="gr4" draw:text-style-name="P1" draw:layer="layout" draw:type="line" svg:x1="13.499cm" svg:y1="13.932cm" svg:x2="13.499cm" svg:y2="15.84cm" draw:start-shape="id11" draw:start-glue-point="6" draw:end-shape="id13" draw:end-glue-point="4">
          <text:p text:style-name="P7"/>
        </draw:connector>
        <draw:connector draw:style-name="gr4" draw:text-style-name="P1" draw:layer="layout" draw:type="line" svg:x1="21.954cm" svg:y1="13.955cm" svg:x2="21.954cm" svg:y2="15.84cm" draw:start-shape="id10" draw:start-glue-point="6" draw:end-shape="id14" draw:end-glue-point="4">
          <text:p text:style-name="P7"/>
        </draw:connector>
        <draw:custom-shape draw:style-name="gr1" draw:text-style-name="P1" draw:layer="layout" svg:width="23.679cm" svg:height="2.889cm" svg:x="1.635cm" svg:y="12.156cm">
          <text:p text:style-name="P7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8" draw:layer="layout" svg:width="2.826cm" svg:height="0.738cm" svg:x="1.735cm" svg:y="12.195cm">
          <draw:text-box>
            <text:p text:style-name="P7"><text:span text:style-name="T3">QXmlQue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10-19T09:54:50</meta:creation-date>
    <dc:date>2007-10-19T12:27:53</dc:date>
    <meta:print-date>2007-10-19T10:44:33</meta:print-date>
    <dc:language>en-US</dc:language>
    <meta:editing-cycles>4</meta:editing-cycles>
    <meta:editing-duration>PT30M48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